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ntarell" svg:font-family="Cantarel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5in" style:rel-width="100%" fo:margin-left="-0.0104in" table:align="left" style:writing-mode="lr-tb"/>
    </style:style>
    <style:style style:name="Table1.A" style:family="table-column">
      <style:table-column-properties style:column-width="1.625in" style:rel-column-width="2347*"/>
    </style:style>
    <style:style style:name="Table1.B" style:family="table-column">
      <style:table-column-properties style:column-width="1.625in" style:rel-column-width="2348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104in" fo:border="0.25pt solid #a6a6a6" style:writing-mode="lr-tb"/>
    </style:style>
    <style:style style:name="Table1.2" style:family="table-row">
      <style:table-row-properties style:min-row-height="4.2903in" fo:keep-together="always"/>
    </style:style>
    <style:style style:name="P1" style:family="paragraph" style:parent-style-name="List_20_Paragraph">
      <style:text-properties fo:font-size="11pt" style:font-size-asian="11pt" style:font-size-complex="11pt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in" fo:margin-bottom="0in" style:contextual-spacing="false"/>
      <style:text-properties fo:font-size="11pt" officeooo:rsid="0018c934" officeooo:paragraph-rsid="0018c934" style:font-size-asian="11pt" style:font-size-complex="11pt"/>
    </style:style>
    <style:style style:name="P5" style:family="paragraph" style:parent-style-name="Standard">
      <style:paragraph-properties fo:margin-top="0in" fo:margin-bottom="0in" style:contextual-spacing="false"/>
      <style:text-properties fo:font-size="32pt" style:font-size-asian="32pt" style:font-size-complex="3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mplate for Mapping Your Activities to Learning Outcomes 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Learning Outcome</text:p>
          </table:table-cell>
          <table:table-cell table:style-name="Table1.A1" office:value-type="string">
            <text:p text:style-name="P2">Evidence of Meeting the Learning Outcome</text:p>
          </table:table-cell>
          <table:table-cell table:style-name="Table1.A1" office:value-type="string">
            <text:p text:style-name="P2">Your Own Assessment of the Grade You Believe Would Be Appropriate</text:p>
          </table:table-cell>
          <table:table-cell table:style-name="Table1.A1" office:value-type="string">
            <text:p text:style-name="P2">Tutor’s Justification of Grading (optional)</text:p>
          </table:table-cell>
        </table:table-row>
        <table:table-row table:style-name="Table1.2">
          <table:table-cell table:style-name="Table1.A1" office:value-type="string">
            <text:p text:style-name="P3">Apply a structured approach to identifying needs, interests, and functionality of a website.</text:p>
          </table:table-cell>
          <table:table-cell table:style-name="Table1.A1" office:value-type="string">
            <text:p text:style-name="P4">I have used the personas and scenarios technique, which I like to think of as stageplay, to the process of site design after identifying the themes and purposes of the website I would like to create.</text:p>
            <text:p text:style-name="P4"/>
            <text:p text:style-name="P4">I have written a detailed reflective learning diary, which contains specific information mapped to this learning outcome.</text:p>
            <text:p text:style-name="P4"/>
            <text:p text:style-name="P4">The reflective learning diary is available here: <text:a xlink:type="simple" xlink:href="https://landing.athabascau.ca/blog/view/15441799/unit-1-site-design-design-documentation-submission" text:style-name="Internet_20_link" text:visited-style-name="Visited_20_Internet_20_Link">https://landing.athabascau.ca/blog/view/15441799/unit-1-site-design-design-documentation-submission</text:a>.</text:p>
            <text:p text:style-name="P4"/>
            <text:p text:style-name="P4">There is also a wiki page that I created on The Landing, which is also linked to in the reflective learning diary entry above.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Design dynamic websites that meet specified needs and interests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Write well-structured, easily maintained, standards-compliant, accessible HTML code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ext:soft-page-break/>
        <table:table-row table:style-name="Table1.1">
          <table:table-cell table:style-name="Table1.A1" office:value-type="string">
            <text:p text:style-name="P3">Write well-structured, easily maintained, standards-compliant CSS code to present HTML pages in different ways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Use JavaScript to add dynamic content to pages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Critique JavaScript code written by others, identifying examples of both good and bad practice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Select appropriate HTML, CSS, and JavaScript code from public repositories of open source and free scripts that improves your site and that enhances the experience of site visitors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Modify existing HTML, CSS, and JavaScript code to extend and alter its functionality, and to correct errors and cases of poor practice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Write well-structured, easily maintained JavaScript code following accepted good practice, including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list xml:id="list2175745220" text:style-name="WW8Num1">
              <text:list-item>
                <text:p text:style-name="P1">general appearance and form: commented, properly laid out, appropriate capitalization </text:p>
              </text:list-item>
            </text:list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list xml:id="list202334017561797" text:continue-numbering="true" text:style-name="WW8Num1">
              <text:list-item>
                <text:p text:style-name="P1">structure: modular, using functions and objects effectively </text:p>
              </text:list-item>
            </text:list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list xml:id="list202333018824632" text:continue-numbering="true" text:style-name="WW8Num1">
              <text:list-item>
                <text:p text:style-name="P1">standards-compliant</text:p>
              </text:list-item>
            </text:list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list xml:id="list202334432346335" text:continue-numbering="true" text:style-name="WW8Num1">
              <text:list-item>
                <text:p text:style-name="P1">accessible</text:p>
              </text:list-item>
            </text:list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ext:soft-page-break/>
        <table:table-row table:style-name="Table1.1">
          <table:table-cell table:style-name="Table1.A1" office:value-type="string">
            <text:p text:style-name="P3">Write JavaScript code that works in all major browsers (including IE, Mozilla-based browsers such as Firefox, Opera, Konqueror, Safari, Chrome)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Effectively debug JavaScript code, making use of good practice and debugging tools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Use JavaScript libraries (e.g., JQuery) to create dynamic pages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Use JavaScript to access and use web services for dynamic content (AJAX, JSON, etc.).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Overall</text:p>
          </table:table-cell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>A, B, C, D</text:p>
          </table:table-cell>
          <table:table-cell table:style-name="Table1.A1" office:value-type="string">
            <text:p text:style-name="P3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antarell" svg:font-family="Cantarel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945in" style:contextual-spacing="false" fo:orphans="2" fo:widows="2" style:writing-mode="lr-tb"/>
      <style:text-properties style:use-window-font-color="true" loext:opacity="0%" style:font-name="Calibri" fo:font-family="Calibri" style:font-family-generic="swiss" style:font-pitch="variable" fo:font-size="12pt" fo:language="en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 style:list-style-name="WW8Num1">
      <style:paragraph-properties fo:margin-left="0.248in" fo:margin-right="0in" fo:margin-top="0in" fo:margin-bottom="0.0835in" style:contextual-spacing="false" fo:text-indent="-0.248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1in" fo:margin-bottom="0.4917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top="0.4693in" style:dynamic-spacing="true"/>
      </style:footer-style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>
      <style:footer>
        <text:p text:style-name="Footer">COMP 266 Introduction to Web Programming<text:tab/><text:tab/>Page <text:span text:style-name="MT1"><text:page-number text:select-page="current">3</text:page-number></text:span><text:s/>of <text:span text:style-name="MT1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p</meta:initial-creator>
    <meta:creation-date>2012-01-06T09:01:00</meta:creation-date>
    <dc:date>2022-10-13T20:23:31.449054883</dc:date>
    <meta:editing-cycles>3</meta:editing-cycles>
    <meta:editing-duration>PT7M49S</meta:editing-duration>
    <meta:generator>LibreOffice/7.3.6.2$Linux_X86_64 LibreOffice_project/30$Build-2</meta:generator>
    <meta:document-statistic meta:table-count="1" meta:image-count="0" meta:object-count="0" meta:page-count="3" meta:paragraph-count="81" meta:word-count="402" meta:character-count="2547" meta:non-whitespace-character-count="2156"/>
  </office:meta>
</office:document-meta>
</file>